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62000000BBFB9826A9.png" manifest:media-type="image/png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connector draw:style-name="gr4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5" draw:layer="layout" svg:width="2cm" svg:height="2.2cm" svg:x="3.6cm" svg:y="7.5cm">
          <draw:text-box>
            <text:p>2.</text:p>
          </draw:text-box>
        </draw:frame>
        <draw:connector draw:style-name="gr6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 text:style-name="P1">3.</text:p>
        </draw:connector>
        <draw:frame draw:style-name="gr7" draw:layer="layout" svg:width="13.3cm" svg:height="3.4cm" svg:x="2.5cm" svg:y="16.6cm">
          <draw:text-box>
            <text:p>Error: page </text:p>
          </draw:text-box>
        </draw:frame>
        <draw:frame draw:style-name="gr1" draw:text-style-name="P1" draw:layer="layout" svg:width="9.364cm" svg:height="4.946cm" svg:x="4.636cm" svg:y="6.9cm">
          <draw:image xlink:href="Pictures/1000020100000162000000BBFB9826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32:15.483000000</dc:date>
    <meta:editing-duration>PT44M45S</meta:editing-duration>
    <meta:editing-cycles>9</meta:editing-cycles>
    <meta:generator>LibreOffice/4.3.0.4$Windows_x86 LibreOffice_project/62ad5818884a2fc2e5780dd45466868d41009ec0</meta:generator>
    <meta:document-statistic meta:object-count="11"/>
  </office:meta>
</office:document-meta>
</file>